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font-weight="bold" officeooo:paragraph-rsid="000f0e93" style:font-weight-asian="bold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paragraph-rsid="000f0e93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officeooo:rsid="000f0e93" officeooo:paragraph-rsid="000f0e93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rsid="000f0e93" officeooo:paragraph-rsid="00100a4e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rsid="00109287" officeooo:paragraph-rsid="00109287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rsid="0011040d" officeooo:paragraph-rsid="001104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a4e"/>
    </style:style>
    <style:style style:name="T3" style:family="text">
      <style:text-properties officeooo:rsid="001260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arar e identificar los componentes de una interfaz, de dos portales web oficiales, temática libre y valorar usabilidad, visibilidad, navegación, contenidos, etc. Hacer una valoración sobre el mapa de contenidos que ofrece, lugar, diseño, visibilidad, etc.<text:line-break/>Decir por qué os gusta más una que otra basándonos en lo visto en el tema.<text:line-break/>¿Qué mejorarías en la web elegida?</text:p>
      <text:p text:style-name="P3">Una vez elegida una web, visionarla en el móvil.  ¿Es igual de accesible, usable,... que la versión de escritorio? Razona tu respuesta</text:p>
      <text:p text:style-name="P5">Los portales a comparar son: </text:p>
      <text:p text:style-name="P5">https://abacrestaurant.com/es/</text:p>
      <text:p text:style-name="P5">https://www.arzak.es/</text:p>
      <text:p text:style-name="P5"/>
      <text:p text:style-name="P2"><text:span text:style-name="T1">Diseño general</text:span>: </text:p>
      <text:p text:style-name="P5">El encabezado de abac <text:span text:style-name="T2">tiene el menu hamburguesa oculto y sin texto en los iconos que aparecen</text:span>, mientras que el de arzak es <text:span text:style-name="T2">muy poco visible con el video, y obliga a pasar con el raton por encima para ver si es una opción elegible o no</text:span></text:p>
      <text:p text:style-name="P5">El menú de navegación de abac es <text:span text:style-name="T2">claro, se ve bien, con opciones atrayentes</text:span>, mientras que el de arzak <text:span text:style-name="T2">carece de menu oculto y las opciones son pocas y me obligan a pulsar atrás, para volver al inicio.</text:span></text:p>
      <text:p text:style-name="P6">El <text:span text:style-name="T2">contenido principal</text:span> de abac <text:span text:style-name="T2">es un video que da sensación de tranquilidad</text:span>, mientras que el de arzak es <text:span text:style-name="T2">otro video, pero muestra unas letras y el video es tan rápido y cambiante que duele a la vista.</text:span></text:p>
      <text:p text:style-name="P6">El <text:span text:style-name="T2">pie de pagina</text:span> de abac es <text:span text:style-name="T2">el menu de navegacion tambien y un detalle que muestra a los asociados de forma clara y concisa</text:span>, mientras que el de arzak <text:span text:style-name="T2">son imagenes super grandes y practicamente sin detalle alguno.</text:span></text:p>
      <text:p text:style-name="P2"><text:span text:style-name="T1">Usabilidad</text:span>: </text:p>
      <text:p text:style-name="P7">En el caso del abac, tiene facilidad para moverse en la web y navegar tranquilamente, con acceso rápido y claro, mientras que el arzak es una yimkana el encontrar tanto las opciones como navegar adelante y atrás entre opciones.</text:p>
      <text:p text:style-name="P2"/>
      <text:p text:style-name="P2"><text:span text:style-name="T1">Diseño visual</text:span>: </text:p>
      <text:p text:style-name="P8">El estilo visual del abac es claro, remarcando cada pagina y las opciones, mostrando colores oscuros para resaltar las partes mas importantes, la tipografia sin demasiadas florituras ayuda a hacerlo mas legible, <text:span text:style-name="T3">las imagenes son de alta resolucion y no molestan a la vista, los iconos claros aunque no tienen una leyenda que explique algunos de ellos, mientras que el arzak es un cambio de claro a oscuro rapido por el video que es lo primero que te encuentras, los colores no son demasiado constraste entre letras y fondo, la tipografia es clara aunque demasiado pequeña, con imagenes grandes, pero que me sobran para el concepto, y los iconos y el resto no son demasiado llamativos.</text:span></text:p>
      <text:p text:style-name="P2"/>
      <text:p text:style-name="P2"><text:soft-page-break/><text:span text:style-name="T1">Responsividad</text:span>: </text:p>
      <text:p text:style-name="P2">Comprueba cómo se adaptan los sitios web a diferentes dispositivos, </text:p>
      <text:p text:style-name="P2">como teléfonos móviles y tabletas. ¿Son sitios web responsivos?</text:p>
      <text:p text:style-name="P2"/>
      <text:p text:style-name="P2"/>
      <text:p text:style-name="P2"><text:span text:style-name="T1">Velocidad de carga</text:span>: </text:p>
      <text:p text:style-name="P2">Valora la velocidad de carga de las páginas de ambos sitios web. </text:p>
      <text:p text:style-name="P2">¿Se cargan rápidamente o son lentos?</text:p>
      <text:p text:style-name="P2"/>
      <text:p text:style-name="P2"><text:span text:style-name="T1">Contenido</text:span>: </text:p>
      <text:p text:style-name="P2">Observa el contenido proporcionado en cada sitio, incluyendo la calidad de las imágenes </text:p>
      <text:p text:style-name="P2">y la información presentada.</text:p>
      <text:p text:style-name="P2"/>
      <text:p text:style-name="P2"><text:span text:style-name="T1">Interactividad</text:span>: </text:p>
      <text:p text:style-name="P2">Considera si los sitios web incluyen características interactivas como formularios, </text:p>
      <text:p text:style-name="P2">botones de acción o elementos que invitan a la participación del usuario.</text:p>
      <text:p text:style-name="P2"/>
      <text:p text:style-name="P2"><text:span text:style-name="T1">Adaptación a la marca</text:span>: </text:p>
      <text:p text:style-name="P2">Evalúa si el diseño de cada sitio web refleja eficazmente la identidad </text:p>
      <text:p text:style-name="P2">y la marca de la empresa o entidad a la que pertenece.</text:p>
      <text:p text:style-name="P2"/>
      <text:p text:style-name="P2"><text:span text:style-name="T1">Accesibilidad</text:span>: </text:p>
      <text:p text:style-name="P2">Comprueba si los sitios web cumplen con las pautas de accesibilidad web </text:p>
      <text:p text:style-name="P2">para garantizar que sean utilizables por personas con discapacidades.</text:p>
      <text:p text:style-name="P2"/>
      <text:p text:style-name="P2"/>
      <text:p text:style-name="P1">¿Qué mejorarías en la web elegida?</text:p>
      <text:p text:style-name="P1"/>
      <text:p text:style-name="P4">Una vez elegida una web, visionarla en el móvil.  ¿Es igual de accesible, usable,... que la versión de escritorio? Razona tu respues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8:15:29.395000000</meta:creation-date>
    <dc:date>2023-09-21T19:25:44.683000000</dc:date>
    <meta:editing-duration>PT1H10M13S</meta:editing-duration>
    <meta:editing-cycles>7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34" meta:word-count="569" meta:character-count="3422" meta:non-whitespace-character-count="2869"/>
  </office:meta>
</office:document-meta>
</file>